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stogram14_15" table:style-name="ta1">
        <table:shapes>
          <draw:frame draw:z-index="0" draw:style-name="gr1" draw:text-style-name="P1" svg:width="453.57pt" svg:height="255.23pt" svg:x="7pt" svg:y="97.88pt">
            <loext:p draw:notify-on-update-of-ranges="Histogram14_15.A3:Histogram14_15.A7 Histogram14_15.B2:Histogram14_15.B2 Histogram14_15.B3:Histogram14_15.B7 Histogram14_15.A3:Histogram14_15.A7 Histogram14_15.C2:Histogram14_15.C2 Histogram14_15.C3:Histogram14_15.C7 Histogram14_15.A3:Histogram14_15.A7 Histogram14_15.D2:Histogram14_15.D2 Histogram14_15.D3:Histogram14_15.D7 Histogram14_15.A3:Histogram14_15.A7 Histogram14_15.E2:Histogram14_15.E2 Histogram14_15.E3:Histogram14_15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3 targets 9 meters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in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table:number-columns-repeated="2" office:value-type="float" office:value="0.04" calcext:value-type="float">
            <text:p>0.04</text:p>
          </table:table-cell>
          <table:table-cell/>
          <table:table-cell office:value-type="float" office:value="0.0357142857143" calcext:value-type="float">
            <text:p>0.0357142857</text:p>
          </table:table-cell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 office:value-type="float" office:value="0.16" calcext:value-type="float">
            <text:p>0.16</text:p>
          </table:table-cell>
          <table:table-cell office:value-type="float" office:value="0.36" calcext:value-type="float">
            <text:p>0.36</text:p>
          </table:table-cell>
          <table:table-cell office:value-type="float" office:value="0.0357142857143" calcext:value-type="float">
            <text:p>0.0357142857</text:p>
          </table:table-cell>
          <table:table-cell office:value-type="float" office:value="0.285714285714" calcext:value-type="float">
            <text:p>0.2857142857</text:p>
          </table:table-cell>
        </table:table-row>
        <table:table-row table:style-name="ro1">
          <table:table-cell office:value-type="float" office:value="0.666666666667" calcext:value-type="float">
            <text:p>0.6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0.535714285714" calcext:value-type="float">
            <text:p>0.5357142857</text:p>
          </table:table-cell>
          <table:table-cell office:value-type="float" office:value="0.607142857143" calcext:value-type="float">
            <text:p>0.607142857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0357142857143" calcext:value-type="float">
            <text:p>0.03571428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392857142857" calcext:value-type="float">
            <text:p>0.3928571429</text:p>
          </table:table-cell>
          <table:table-cell office:value-type="float" office:value="0.0714285714286" calcext:value-type="float">
            <text:p>0.0714285714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15:27:22.684010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7-05-17T17:18:49.890101904</meta:print-date>
    <dc:date>2017-05-21T17:37:14.667400383</dc:date>
    <meta:editing-duration>P3DT22H53M39S</meta:editing-duration>
    <meta:editing-cycles>2</meta:editing-cycles>
    <meta:generator>LibreOffice/5.1.6.2$Linux_X86_64 LibreOffice_project/10m0$Build-2</meta:generator>
    <meta:document-statistic meta:table-count="2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legend chart:legend-position="end" svg:x="14.877cm" svg:y="3.456cm" style:legend-expansion="high" chart:style-name="ch2"/>
        <chart:plot-area chart:style-name="ch3" table:cell-range-address="Histogram14_15.A3:Histogram14_15.E7 Histogram14_15.B2:Histogram14_15.E2" chart:data-source-has-labels="row" svg:x="0.32cm" svg:y="0.18cm" svg:width="14.237cm" svg:height="8.645cm">
          <chartooo:coordinate-region svg:x="1.047cm" svg:y="0.38cm" svg:width="13.2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stogram14_15.B3:Histogram14_15.B7" chart:label-cell-address="Histogram14_15.B2:Histogram14_15.B2" chart:class="chart:scatter">
            <chart:domain table:cell-range-address="Histogram14_15.A3:Histogram14_15.A7"/>
            <chart:data-point chart:repeated="5"/>
          </chart:series>
          <chart:series chart:style-name="ch7" chart:values-cell-range-address="Histogram14_15.C3:Histogram14_15.C7" chart:label-cell-address="Histogram14_15.C2:Histogram14_15.C2" chart:class="chart:scatter">
            <chart:data-point chart:repeated="5"/>
          </chart:series>
          <chart:series chart:style-name="ch8" chart:values-cell-range-address="Histogram14_15.D3:Histogram14_15.D7" chart:label-cell-address="Histogram14_15.D2:Histogram14_15.D2" chart:class="chart:scatter">
            <chart:data-point chart:repeated="5"/>
          </chart:series>
          <chart:series chart:style-name="ch9" chart:values-cell-range-address="Histogram14_15.E3:Histogram14_15.E7" chart:label-cell-address="Histogram14_15.E2:Histogram14_15.E2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</text:p>
                <draw:g>
                  <svg:desc>Histogram14_15.B2:Histogram14_15.B2</svg:desc>
                </draw:g>
              </table:table-cell>
              <table:table-cell office:value-type="string">
                <text:p>41</text:p>
                <draw:g>
                  <svg:desc>Histogram14_15.C2:Histogram14_15.C2</svg:desc>
                </draw:g>
              </table:table-cell>
              <table:table-cell office:value-type="string">
                <text:p>14</text:p>
                <draw:g>
                  <svg:desc>Histogram14_15.D2:Histogram14_15.D2</svg:desc>
                </draw:g>
              </table:table-cell>
              <table:table-cell office:value-type="string">
                <text:p>44</text:p>
                <draw:g>
                  <svg:desc>Histogram14_15.E2:Histogram14_15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istogram14_15.A3:Histogram14_15.A7</svg:desc>
                </draw:g>
              </table:table-cell>
              <table:table-cell office:value-type="float" office:value="0.04">
                <text:p>0.04</text:p>
                <draw:g>
                  <svg:desc>Histogram14_15.B3:Histogram14_15.B7</svg:desc>
                </draw:g>
              </table:table-cell>
              <table:table-cell office:value-type="float" office:value="0.04">
                <text:p>0.04</text:p>
                <draw:g>
                  <svg:desc>Histogram14_15.C3:Histogram14_15.C7</svg:desc>
                </draw:g>
              </table:table-cell>
              <table:table-cell office:value-type="float" office:value="NaN">
                <text:p>NaN</text:p>
                <draw:g>
                  <svg:desc>Histogram14_15.D3:Histogram14_15.D7</svg:desc>
                </draw:g>
              </table:table-cell>
              <table:table-cell office:value-type="float" office:value="0.0357142857143">
                <text:p>0.0357142857143</text:p>
                <draw:g>
                  <svg:desc>Histogram14_15.E3:Histogram14_15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16">
                <text:p>0.16</text:p>
              </table:table-cell>
              <table:table-cell office:value-type="float" office:value="0.36">
                <text:p>0.36</text:p>
              </table:table-cell>
              <table:table-cell office:value-type="float" office:value="0.0357142857143">
                <text:p>0.0357142857143</text:p>
              </table:table-cell>
              <table:table-cell office:value-type="float" office:value="0.285714285714">
                <text:p>0.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0.4">
                <text:p>0.4</text:p>
              </table:table-cell>
              <table:table-cell office:value-type="float" office:value="0.52">
                <text:p>0.52</text:p>
              </table:table-cell>
              <table:table-cell office:value-type="float" office:value="0.535714285714">
                <text:p>0.535714285714</text:p>
              </table:table-cell>
              <table:table-cell office:value-type="float" office:value="0.607142857143">
                <text:p>0.60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142857143">
                <text:p>0.03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.08">
                <text:p>0.08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0714285714286">
                <text:p>0.07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